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22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5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custom-shape draw:style-name="gr6" draw:text-style-name="P3" draw:layer="layout" svg:width="0.5cm" svg:height="0.5cm" svg:x="14.75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7" draw:text-style-name="P1" draw:layer="layout" svg:width="1.889cm" svg:height="2.399cm" draw:transform="rotate (0.927293431584587) translate (2.99999999999501cm 9.99999999999626cm)" svg:viewBox="0 0 1890 2400" svg:d="M0 0c2500 0 1800 2400 1800 2400">
          <text:p/>
        </draw:path>
        <draw:path draw:style-name="gr7" draw:text-style-name="P1" draw:layer="layout" svg:width="1.889cm" svg:height="2.399cm" draw:transform="rotate (0.927293431584587) translate (5.99999999999501cm 9.99999999999626cm)" svg:viewBox="0 0 1890 2400" svg:d="M0 0c2500 0 1800 2400 1800 2400">
          <text:p/>
        </draw:path>
        <draw:path draw:style-name="gr7" draw:text-style-name="P1" draw:layer="layout" svg:width="1.889cm" svg:height="2.399cm" draw:transform="rotate (0.927293431584587) translate (8.99999999999501cm 9.99999999999626cm)" svg:viewBox="0 0 1890 2400" svg:d="M0 0c2500 0 1800 2400 1800 2400">
          <text:p/>
        </draw:path>
        <draw:path draw:style-name="gr7" draw:text-style-name="P1" draw:layer="layout" svg:width="1.889cm" svg:height="2.399cm" draw:transform="rotate (0.927293431584587) translate (11.999999999995cm 9.99999999999626cm)" svg:viewBox="0 0 1890 2400" svg:d="M0 0c2500 0 1800 2400 1800 2400">
          <text:p/>
        </draw:path>
        <draw:frame draw:style-name="gr3" draw:text-style-name="P5" draw:layer="layout" svg:width="1.75cm" svg:height="1cm" svg:x="3.5cm" svg:y="8.25cm">
          <draw:text-box>
            <text:p text:style-name="P4"><text:span text:style-name="T1">1x3</text:span></text:p>
          </draw:text-box>
        </draw:frame>
        <draw:frame draw:style-name="gr3" draw:text-style-name="P5" draw:layer="layout" svg:width="1.75cm" svg:height="1cm" svg:x="6.75cm" svg:y="8.25cm">
          <draw:text-box>
            <text:p text:style-name="P4"><text:span text:style-name="T1">2x3</text:span></text:p>
          </draw:text-box>
        </draw:frame>
        <draw:frame draw:style-name="gr3" draw:text-style-name="P5" draw:layer="layout" svg:width="1.75cm" svg:height="1cm" svg:x="9.75cm" svg:y="8.25cm">
          <draw:text-box>
            <text:p text:style-name="P4"><text:span text:style-name="T1">3x3</text:span></text:p>
          </draw:text-box>
        </draw:frame>
        <draw:frame draw:style-name="gr3" draw:text-style-name="P5" draw:layer="layout" svg:width="1.75cm" svg:height="1cm" svg:x="13cm" svg:y="8.25cm">
          <draw:text-box>
            <text:p text:style-name="P4"><text:span text:style-name="T1">4x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8T16:33:45.874000000</dc:date>
    <meta:editing-duration>PT12M7S</meta:editing-duration>
    <meta:editing-cycles>4</meta:editing-cycles>
    <meta:generator>LibreOffice/7.2.7.2$Windows_X86_64 LibreOffice_project/8d71d29d553c0f7dcbfa38fbfda25ee34cce99a2</meta:generator>
    <meta:document-statistic meta:object-count="34"/>
  </office:meta>
</office:document-meta>
</file>